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d7a5" officeooo:paragraph-rsid="0014d7a5" style:font-weight-asian="bold" style:font-weight-complex="bold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f8f8f2" loext:opacity="100%" style:font-name="Droid Sans Mono" fo:font-size="10.5pt" fo:font-weight="normal" fo:background-color="#282a36"/>
    </style:style>
    <style:style style:name="P3" style:family="paragraph" style:parent-style-name="Standard">
      <style:text-properties fo:color="#f8f8f2" loext:opacity="100%" style:font-name="Droid Sans Mono" fo:font-size="10.5pt" fo:font-weight="normal" officeooo:rsid="0014d7a5" officeooo:paragraph-rsid="0014d7a5" fo:background-color="#282a36" style:font-weight-asian="bold" style:font-weight-complex="bold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fo:font-style="italic"/>
    </style:style>
    <style:style style:name="T3" style:family="text">
      <style:text-properties fo:color="#f1fa8c" loext:opacity="100%"/>
    </style:style>
    <style:style style:name="T4" style:family="text">
      <style:text-properties fo:color="#8be9fd" loext:opacity="100%"/>
    </style:style>
    <style:style style:name="T5" style:family="text">
      <style:text-properties fo:color="#8be9fd" loext:opacity="100%" fo:font-style="italic"/>
    </style:style>
    <style:style style:name="T6" style:family="text">
      <style:text-properties fo:font-style="italic"/>
    </style:style>
    <style:style style:name="T7" style:family="text">
      <style:text-properties fo:color="#ffb86c" loext:opacity="100%" fo:font-style="italic"/>
    </style:style>
    <style:style style:name="T8" style:family="text">
      <style:text-properties fo:color="#50fa7b" loext:opacity="100%"/>
    </style:style>
    <style:style style:name="T9" style:family="text">
      <style:text-properties fo:color="#bd93f9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igo que permite eliminar los registros de pagos de la pantalla de registro de pagos <text:line-break/></text:p>
      <text:p text:style-name="P1"/>
      <text:p text:style-name="P3"><text:span text:style-name="T1">import</text:span> <text:span text:style-name="T3">'package:flutter/material.dart'</text:span>;</text:p>
      <text:p text:style-name="P2"><text:span text:style-name="T1">import</text:span> <text:span text:style-name="T3">'package:intl/intl.dart'</text:span>;</text:p>
      <text:p text:style-name="P2"><text:span text:style-name="T1">import</text:span> <text:span text:style-name="T3">'package:loan_app/data/models/loan_model.dart'</text:span>;</text:p>
      <text:p text:style-name="P2"><text:span text:style-name="T1">import</text:span> <text:span text:style-name="T3">'package:loan_app/data/repositories/client_repository.dart'</text:span>;</text:p>
      <text:p text:style-name="P2"><text:span text:style-name="T1">import</text:span> <text:span text:style-name="T3">'package:loan_app/data/repositories/loan_repository.dart'</text:span>;</text:p>
      <text:p text:style-name="P2"><text:span text:style-name="T1">import</text:span> <text:span text:style-name="T3">'package:loan_app/data/repositories/payment_repository.dart'</text:span>;</text:p>
      <text:p text:style-name="P2"><text:span text:style-name="T1">import</text:span> <text:span text:style-name="T3">'package:loan_app/domain/entities/client.dart'</text:span>;</text:p>
      <text:p text:style-name="P2"><text:span text:style-name="T1">import</text:span> <text:span text:style-name="T3">'package:loan_app/domain/entities/payment.dart'</text:span>;</text:p>
      <text:p text:style-name="P4"/>
      <text:p text:style-name="P2"><text:span text:style-name="T1">class</text:span> <text:span text:style-name="T4">DailyPaymentsScreen</text:span> <text:span text:style-name="T1">extends</text:span> <text:span text:style-name="T4">StatefulWidget</text:span> {</text:p>
      <text:p text:style-name="P2"><text:span text:style-name="T1">const</text:span> <text:span text:style-name="T4">DailyPaymentsScreen</text:span>({<text:span text:style-name="T2">super</text:span>.<text:span text:style-name="T7">key</text:span>});</text:p>
      <text:p text:style-name="P4"/>
      <text:p text:style-name="P2">@override</text:p>
      <text:p text:style-name="P2"><text:span text:style-name="T4">State</text:span>&lt;<text:span text:style-name="T4">DailyPaymentsScreen</text:span>&gt; <text:span text:style-name="T8">createState</text:span>() <text:span text:style-name="T1">=&gt;</text:span> <text:span text:style-name="T4">_DailyPaymentsScreenState</text:span>();</text:p>
      <text:p text:style-name="P2">}</text:p>
      <text:p text:style-name="P4"/>
      <text:p text:style-name="P2"><text:span text:style-name="T1">class</text:span> <text:span text:style-name="T4">_DailyPaymentsScreenState</text:span> <text:span text:style-name="T1">extends</text:span> <text:span text:style-name="T4">State</text:span>&lt;<text:span text:style-name="T4">DailyPaymentsScreen</text:span>&gt; {</text:p>
      <text:p text:style-name="P2"><text:span text:style-name="T1">final</text:span> <text:span text:style-name="T4">PaymentRepository</text:span> _paymentRepository <text:span text:style-name="T1">=</text:span> <text:span text:style-name="T4">PaymentRepository</text:span>();</text:p>
      <text:p text:style-name="P2"><text:span text:style-name="T1">final</text:span> <text:span text:style-name="T4">ClientRepository</text:span> _clientRepository <text:span text:style-name="T1">=</text:span> <text:span text:style-name="T4">ClientRepository</text:span>();</text:p>
      <text:p text:style-name="P2"><text:span text:style-name="T1">final</text:span> <text:span text:style-name="T4">LoanRepository</text:span> _loanRepository <text:span text:style-name="T1">=</text:span> <text:span text:style-name="T4">LoanRepository</text:span>();</text:p>
      <text:p text:style-name="P4"/>
      <text:p text:style-name="P2"><text:span text:style-name="T4">List</text:span>&lt;<text:span text:style-name="T4">Payment</text:span>&gt; _dailyPayments <text:span text:style-name="T1">=</text:span> [];</text:p>
      <text:p text:style-name="P2"><text:span text:style-name="T4">Map</text:span>&lt;<text:span text:style-name="T4">String</text:span>, <text:span text:style-name="T4">Client</text:span>?&gt; _clientsMap <text:span text:style-name="T1">=</text:span> {};</text:p>
      <text:p text:style-name="P2"><text:span text:style-name="T4">Map</text:span>&lt;<text:span text:style-name="T4">String</text:span>, <text:span text:style-name="T4">LoanModel</text:span>?&gt; _loansMap <text:span text:style-name="T1">=</text:span> {};</text:p>
      <text:p text:style-name="P4"/>
      <text:p text:style-name="P2"><text:span text:style-name="T4">bool</text:span> _isLoading <text:span text:style-name="T1">=</text:span> <text:span text:style-name="T9">true</text:span>;</text:p>
      <text:p text:style-name="P2"><text:span text:style-name="T4">DateTime</text:span> _selectedDate <text:span text:style-name="T1">=</text:span> <text:span text:style-name="T4">DateTime</text:span>.<text:span text:style-name="T8">now</text:span>();</text:p>
      <text:p text:style-name="P4"/>
      <text:p text:style-name="P2"><text:span text:style-name="T4">double</text:span> _totalAmountPaid <text:span text:style-name="T1">=</text:span> <text:span text:style-name="T9">0.0</text:span>;</text:p>
      <text:p text:style-name="P4"/>
      <text:p text:style-name="P2">@override</text:p>
      <text:p text:style-name="P2"><text:span text:style-name="T1">void</text:span> <text:span text:style-name="T8">initState</text:span>() {</text:p>
      <text:p text:style-name="P2"><text:span text:style-name="T2">super</text:span>.<text:span text:style-name="T8">initState</text:span>();</text:p>
      <text:p text:style-name="P2"><text:span text:style-name="T8">_loadDailyPayments</text:span>();</text:p>
      <text:p text:style-name="P2">}</text:p>
      <text:p text:style-name="P4"/>
      <text:p text:style-name="P2"><text:span text:style-name="T4">Future</text:span>&lt;<text:span text:style-name="T1">void</text:span>&gt; <text:span text:style-name="T8">_loadDailyPayments</text:span>() <text:span text:style-name="T1">async</text:span> {</text:p>
      <text:p text:style-name="P2"><text:span text:style-name="T8">setState</text:span>(() {</text:p>
      <text:p text:style-name="P2">_isLoading <text:span text:style-name="T1">=</text:span> <text:span text:style-name="T9">true</text:span>;</text:p>
      <text:p text:style-name="P2">_dailyPayments <text:span text:style-name="T1">=</text:span> [];</text:p>
      <text:p text:style-name="P2">_clientsMap <text:span text:style-name="T1">=</text:span> {};</text:p>
      <text:p text:style-name="P2">_loansMap <text:span text:style-name="T1">=</text:span> {};</text:p>
      <text:p text:style-name="P2">_totalAmountPaid <text:span text:style-name="T1">=</text:span> <text:span text:style-name="T9">0.0</text:span>;</text:p>
      <text:p text:style-name="P2">});</text:p>
      <text:p text:style-name="P4"/>
      <text:p text:style-name="P2"><text:span text:style-name="T1">final</text:span> payments <text:span text:style-name="T1">=</text:span> <text:span text:style-name="T1">await</text:span> _paymentRepository.<text:span text:style-name="T8">getPaymentsByDate</text:span>(_selectedDate);</text:p>
      <text:p text:style-name="P4"/>
      <text:p text:style-name="P2"><text:span text:style-name="T1">final</text:span> futures <text:span text:style-name="T1">=</text:span> payments.<text:span text:style-name="T8">map</text:span>((<text:span text:style-name="T7">payment</text:span>) <text:span text:style-name="T1">async</text:span> {</text:p>
      <text:p text:style-name="P2"><text:soft-page-break/><text:span text:style-name="T1">final</text:span> loan <text:span text:style-name="T1">=</text:span> <text:span text:style-name="T1">await</text:span> _loanRepository.<text:span text:style-name="T8">getLoanById</text:span>(<text:span text:style-name="T7">payment</text:span>.loanId);</text:p>
      <text:p text:style-name="P2">_loansMap[<text:span text:style-name="T7">payment</text:span>.loanId] <text:span text:style-name="T1">=</text:span> loan;</text:p>
      <text:p text:style-name="P4"/>
      <text:p text:style-name="P2"><text:span text:style-name="T1">if</text:span> (loan <text:span text:style-name="T1">!=</text:span> <text:span text:style-name="T1">null</text:span>) {</text:p>
      <text:p text:style-name="P2"><text:span text:style-name="T1">final</text:span> client <text:span text:style-name="T1">=</text:span> <text:span text:style-name="T1">await</text:span> _clientRepository.<text:span text:style-name="T8">getClientById</text:span>(loan.clientId);</text:p>
      <text:p text:style-name="P2">_clientsMap[loan.clientId] <text:span text:style-name="T1">=</text:span> client;</text:p>
      <text:p text:style-name="P2">}</text:p>
      <text:p text:style-name="P2">});</text:p>
      <text:p text:style-name="P4"/>
      <text:p text:style-name="P2"><text:span text:style-name="T1">await</text:span> <text:span text:style-name="T4">Future</text:span>.<text:span text:style-name="T8">wait</text:span>(futures);</text:p>
      <text:p text:style-name="P4"/>
      <text:p text:style-name="P2"><text:span text:style-name="T8">setState</text:span>(() {</text:p>
      <text:p text:style-name="P2">_dailyPayments <text:span text:style-name="T1">=</text:span> payments;</text:p>
      <text:p text:style-name="P2">_totalAmountPaid <text:span text:style-name="T1">=</text:span> payments.<text:span text:style-name="T8">fold</text:span>(<text:span text:style-name="T9">0.0</text:span>, (<text:span text:style-name="T7">sum</text:span>, <text:span text:style-name="T7">item</text:span>) <text:span text:style-name="T1">=&gt;</text:span> <text:span text:style-name="T7">sum</text:span> <text:span text:style-name="T1">+</text:span> <text:span text:style-name="T7">item</text:span>.amount);</text:p>
      <text:p text:style-name="P2">_isLoading <text:span text:style-name="T1">=</text:span> <text:span text:style-name="T9">false</text:span>;</text:p>
      <text:p text:style-name="P2">});</text:p>
      <text:p text:style-name="P2">}</text:p>
      <text:p text:style-name="P4"/>
      <text:p text:style-name="P2"><text:span text:style-name="T4">Future</text:span>&lt;<text:span text:style-name="T1">void</text:span>&gt; <text:span text:style-name="T8">_selectDate</text:span>(<text:span text:style-name="T4">BuildContext</text:span> <text:span text:style-name="T7">context</text:span>) <text:span text:style-name="T1">async</text:span> {</text:p>
      <text:p text:style-name="P2"><text:span text:style-name="T1">final</text:span> <text:span text:style-name="T4">DateTime</text:span><text:span text:style-name="T1">?</text:span> picked <text:span text:style-name="T1">=</text:span> <text:span text:style-name="T1">await</text:span> <text:span text:style-name="T8">showDatePicker</text:span>(</text:p>
      <text:p text:style-name="P2"><text:span text:style-name="T7">context</text:span><text:span text:style-name="T1">:</text:span> <text:span text:style-name="T7">context</text:span>,</text:p>
      <text:p text:style-name="P2"><text:span text:style-name="T7">initialDate</text:span><text:span text:style-name="T1">:</text:span> _selectedDate,</text:p>
      <text:p text:style-name="P2"><text:span text:style-name="T7">firstDate</text:span><text:span text:style-name="T1">:</text:span> <text:span text:style-name="T4">DateTime</text:span>(<text:span text:style-name="T9">2000</text:span>),</text:p>
      <text:p text:style-name="P2"><text:span text:style-name="T7">lastDate</text:span><text:span text:style-name="T1">:</text:span> <text:span text:style-name="T4">DateTime</text:span>(<text:span text:style-name="T9">2101</text:span>),</text:p>
      <text:p text:style-name="P2">);</text:p>
      <text:p text:style-name="P2"><text:span text:style-name="T1">if</text:span> (picked <text:span text:style-name="T1">!=</text:span> <text:span text:style-name="T1">null</text:span> <text:span text:style-name="T1">&amp;&amp;</text:span> picked <text:span text:style-name="T1">!=</text:span> _selectedDate) {</text:p>
      <text:p text:style-name="P2"><text:span text:style-name="T8">setState</text:span>(() {</text:p>
      <text:p text:style-name="P2">_selectedDate <text:span text:style-name="T1">=</text:span> picked;</text:p>
      <text:p text:style-name="P2">});</text:p>
      <text:p text:style-name="P2"><text:span text:style-name="T8">_loadDailyPayments</text:span>();</text:p>
      <text:p text:style-name="P2">}</text:p>
      <text:p text:style-name="P2">}</text:p>
      <text:p text:style-name="P4"/>
      <text:p text:style-name="P2"><text:span text:style-name="T4">Future</text:span>&lt;<text:span text:style-name="T4">bool</text:span>?&gt; <text:span text:style-name="T8">_confirmAndDeletePayment</text:span>(<text:span text:style-name="T4">String</text:span> <text:span text:style-name="T7">paymentId</text:span>) <text:span text:style-name="T1">async</text:span> {</text:p>
      <text:p text:style-name="P2"><text:span text:style-name="T1">final</text:span> confirmed <text:span text:style-name="T1">=</text:span> <text:span text:style-name="T1">await</text:span> <text:span text:style-name="T8">showDialog</text:span>&lt;<text:span text:style-name="T4">bool</text:span>&gt;(</text:p>
      <text:p text:style-name="P2"><text:span text:style-name="T7">context</text:span><text:span text:style-name="T1">:</text:span> context,</text:p>
      <text:p text:style-name="P2"><text:span text:style-name="T7">builder</text:span><text:span text:style-name="T1">:</text:span> (<text:span text:style-name="T4">BuildContext</text:span> <text:span text:style-name="T7">context</text:span>) {</text:p>
      <text:p text:style-name="P2"><text:span text:style-name="T1">return</text:span> <text:span text:style-name="T4">AlertDialog</text:span>(</text:p>
      <text:p text:style-name="P2"><text:span text:style-name="T7">title</text:span><text:span text:style-name="T1">:</text:span> <text:span text:style-name="T1">const</text:span> <text:span text:style-name="T4">Text</text:span>(<text:span text:style-name="T3">'Confirmar Eliminación'</text:span>),</text:p>
      <text:p text:style-name="P2"><text:span text:style-name="T7">content</text:span><text:span text:style-name="T1">:</text:span> <text:span text:style-name="T1">const</text:span> <text:span text:style-name="T4">Text</text:span>(<text:span text:style-name="T3">'¿Estás seguro de que deseas eliminar este pago?'</text:span>),</text:p>
      <text:p text:style-name="P2"><text:span text:style-name="T7">actions</text:span><text:span text:style-name="T1">:</text:span> <text:span text:style-name="T1">&lt;</text:span><text:span text:style-name="T4">Widget</text:span><text:span text:style-name="T1">&gt;</text:span>[</text:p>
      <text:p text:style-name="P2"><text:span text:style-name="T4">TextButton</text:span>(</text:p>
      <text:p text:style-name="P2"><text:span text:style-name="T7">onPressed</text:span><text:span text:style-name="T1">:</text:span> () <text:span text:style-name="T1">=&gt;</text:span> <text:span text:style-name="T4">Navigator</text:span>.<text:span text:style-name="T8">of</text:span>(<text:span text:style-name="T7">context</text:span>).<text:span text:style-name="T8">pop</text:span>(<text:span text:style-name="T9">false</text:span>),</text:p>
      <text:p text:style-name="P2"><text:span text:style-name="T7">child</text:span><text:span text:style-name="T1">:</text:span> <text:span text:style-name="T1">const</text:span> <text:span text:style-name="T4">Text</text:span>(<text:span text:style-name="T3">'Cancelar'</text:span>),</text:p>
      <text:p text:style-name="P2">),</text:p>
      <text:p text:style-name="P2"><text:span text:style-name="T4">ElevatedButton</text:span>(</text:p>
      <text:p text:style-name="P2"><text:span text:style-name="T7">onPressed</text:span><text:span text:style-name="T1">:</text:span> () <text:span text:style-name="T1">=&gt;</text:span> <text:span text:style-name="T4">Navigator</text:span>.<text:span text:style-name="T8">of</text:span>(<text:span text:style-name="T7">context</text:span>).<text:span text:style-name="T8">pop</text:span>(<text:span text:style-name="T9">true</text:span>),</text:p>
      <text:p text:style-name="P2"><text:span text:style-name="T7">style</text:span><text:span text:style-name="T1">:</text:span> <text:span text:style-name="T4">ElevatedButton</text:span>.<text:span text:style-name="T8">styleFrom</text:span>(<text:span text:style-name="T7">backgroundColor</text:span><text:span text:style-name="T1">:</text:span> <text:span text:style-name="T4">Colors</text:span>.red),</text:p>
      <text:p text:style-name="P2"><text:span text:style-name="T7">child</text:span><text:span text:style-name="T1">:</text:span> <text:span text:style-name="T1">const</text:span> <text:span text:style-name="T4">Text</text:span>(<text:span text:style-name="T3">'Eliminar'</text:span>),</text:p>
      <text:p text:style-name="P2">),</text:p>
      <text:p text:style-name="P2"><text:soft-page-break/>],</text:p>
      <text:p text:style-name="P2">);</text:p>
      <text:p text:style-name="P2">},</text:p>
      <text:p text:style-name="P2">);</text:p>
      <text:p text:style-name="P4"/>
      <text:p text:style-name="P2"><text:span text:style-name="T1">if</text:span> (confirmed <text:span text:style-name="T1">==</text:span> <text:span text:style-name="T9">true</text:span>) {</text:p>
      <text:p text:style-name="P2"><text:span text:style-name="T1">await</text:span> _paymentRepository.<text:span text:style-name="T8">deletePayment</text:span>(<text:span text:style-name="T7">paymentId</text:span>);</text:p>
      <text:p text:style-name="P2"><text:span text:style-name="T8">_loadDailyPayments</text:span>();</text:p>
      <text:p text:style-name="P2"><text:span text:style-name="T1">if</text:span> (mounted) {</text:p>
      <text:p text:style-name="P2"><text:span text:style-name="T4">ScaffoldMessenger</text:span>.<text:span text:style-name="T8">of</text:span>(context).<text:span text:style-name="T8">showSnackBar</text:span>(</text:p>
      <text:p text:style-name="P2"><text:span text:style-name="T1">const</text:span> <text:span text:style-name="T4">SnackBar</text:span>(<text:span text:style-name="T7">content</text:span><text:span text:style-name="T1">:</text:span> <text:span text:style-name="T4">Text</text:span>(<text:span text:style-name="T3">'Pago eliminado exitosamente.'</text:span>)),</text:p>
      <text:p text:style-name="P2">);</text:p>
      <text:p text:style-name="P2">}</text:p>
      <text:p text:style-name="P2">}</text:p>
      <text:p text:style-name="P2"><text:span text:style-name="T1">return</text:span> confirmed;</text:p>
      <text:p text:style-name="P2">}</text:p>
      <text:p text:style-name="P4"/>
      <text:p text:style-name="P2">@override</text:p>
      <text:p text:style-name="P2"><text:span text:style-name="T4">Widget</text:span> <text:span text:style-name="T8">build</text:span>(<text:span text:style-name="T4">BuildContext</text:span> <text:span text:style-name="T7">context</text:span>) {</text:p>
      <text:p text:style-name="P2"><text:span text:style-name="T1">final</text:span> <text:span text:style-name="T4">NumberFormat</text:span> currencyFormatter <text:span text:style-name="T1">=</text:span> <text:span text:style-name="T4">NumberFormat</text:span>.<text:span text:style-name="T8">currency</text:span>(<text:span text:style-name="T7">locale</text:span><text:span text:style-name="T1">:</text:span> <text:span text:style-name="T3">'es_CO'</text:span>, <text:span text:style-name="T7">symbol</text:span><text:span text:style-name="T1">:</text:span> <text:span text:style-name="T3">'</text:span><text:span text:style-name="T1">\$</text:span><text:span text:style-name="T3">'</text:span>);</text:p>
      <text:p text:style-name="P4"/>
      <text:p text:style-name="P2"><text:span text:style-name="T1">return</text:span> <text:span text:style-name="T4">Scaffold</text:span>(</text:p>
      <text:p text:style-name="P2"><text:span text:style-name="T7">appBar</text:span><text:span text:style-name="T1">:</text:span> <text:span text:style-name="T4">AppBar</text:span>(</text:p>
      <text:p text:style-name="P2"><text:span text:style-name="T7">title</text:span><text:span text:style-name="T1">:</text:span> <text:span text:style-name="T1">const</text:span> <text:span text:style-name="T4">Text</text:span>(<text:span text:style-name="T3">'Pagos del Día'</text:span>),</text:p>
      <text:p text:style-name="P2">),</text:p>
      <text:p text:style-name="P2"><text:span text:style-name="T7">body</text:span><text:span text:style-name="T1">:</text:span> <text:span text:style-name="T4">Column</text:span>(</text:p>
      <text:p text:style-name="P2"><text:span text:style-name="T7">children</text:span><text:span text:style-name="T1">:</text:span> [</text:p>
      <text:p text:style-name="P2"><text:span text:style-name="T4">Padding</text:span>(</text:p>
      <text:p text:style-name="P2"><text:span text:style-name="T7">padding</text:span><text:span text:style-name="T1">:</text:span> <text:span text:style-name="T1">const</text:span> <text:span text:style-name="T4">EdgeInsets</text:span>.<text:span text:style-name="T8">all</text:span>(<text:span text:style-name="T9">16.0</text:span>),</text:p>
      <text:p text:style-name="P2"><text:span text:style-name="T7">child</text:span><text:span text:style-name="T1">:</text:span> <text:span text:style-name="T4">Column</text:span>(</text:p>
      <text:p text:style-name="P2"><text:span text:style-name="T7">children</text:span><text:span text:style-name="T1">:</text:span> [</text:p>
      <text:p text:style-name="P2"><text:span text:style-name="T4">Row</text:span>(</text:p>
      <text:p text:style-name="P2"><text:span text:style-name="T7">mainAxisAlignment</text:span><text:span text:style-name="T1">:</text:span> <text:span text:style-name="T5">MainAxisAlignment</text:span>.spaceBetween,</text:p>
      <text:p text:style-name="P2"><text:span text:style-name="T7">children</text:span><text:span text:style-name="T1">:</text:span> [</text:p>
      <text:p text:style-name="P2"><text:span text:style-name="T1">const</text:span> <text:span text:style-name="T4">Text</text:span>(<text:span text:style-name="T3">'Fecha:'</text:span>, <text:span text:style-name="T7">style</text:span><text:span text:style-name="T1">:</text:span> <text:span text:style-name="T4">TextStyle</text:span>(<text:span text:style-name="T7">fontSize</text:span><text:span text:style-name="T1">:</text:span> <text:span text:style-name="T9">16</text:span>)),</text:p>
      <text:p text:style-name="P2"><text:span text:style-name="T4">GestureDetector</text:span>(</text:p>
      <text:p text:style-name="P2"><text:span text:style-name="T7">onTap</text:span><text:span text:style-name="T1">:</text:span> () <text:span text:style-name="T1">=&gt;</text:span> <text:span text:style-name="T8">_selectDate</text:span>(<text:span text:style-name="T7">context</text:span>),</text:p>
      <text:p text:style-name="P2"><text:span text:style-name="T7">child</text:span><text:span text:style-name="T1">:</text:span> <text:span text:style-name="T4">Row</text:span>(</text:p>
      <text:p text:style-name="P2"><text:span text:style-name="T7">children</text:span><text:span text:style-name="T1">:</text:span> [</text:p>
      <text:p text:style-name="P2"><text:span text:style-name="T1">const</text:span> <text:span text:style-name="T4">Icon</text:span>(<text:span text:style-name="T4">Icons</text:span>.calendar_today, <text:span text:style-name="T7">color</text:span><text:span text:style-name="T1">:</text:span> <text:span text:style-name="T4">Colors</text:span>.blue),</text:p>
      <text:p text:style-name="P2"><text:span text:style-name="T1">const</text:span> <text:span text:style-name="T4">SizedBox</text:span>(<text:span text:style-name="T7">width</text:span><text:span text:style-name="T1">:</text:span> <text:span text:style-name="T9">8</text:span>),</text:p>
      <text:p text:style-name="P2"><text:span text:style-name="T4">Text</text:span>(</text:p>
      <text:p text:style-name="P2"><text:span text:style-name="T4">DateFormat</text:span>(<text:span text:style-name="T3">'dd/MM/yyyy'</text:span>).<text:span text:style-name="T8">format</text:span>(_selectedDate),</text:p>
      <text:p text:style-name="P2"><text:span text:style-name="T7">style</text:span><text:span text:style-name="T1">:</text:span> <text:span text:style-name="T1">const</text:span> <text:span text:style-name="T4">TextStyle</text:span>(<text:span text:style-name="T7">fontSize</text:span><text:span text:style-name="T1">:</text:span> <text:span text:style-name="T9">16</text:span>, <text:span text:style-name="T7">fontWeight</text:span><text:span text:style-name="T1">:</text:span> <text:span text:style-name="T4">FontWeight</text:span>.bold),</text:p>
      <text:p text:style-name="P2">),</text:p>
      <text:p text:style-name="P2">],</text:p>
      <text:p text:style-name="P2">),</text:p>
      <text:p text:style-name="P2">),</text:p>
      <text:p text:style-name="P2">],</text:p>
      <text:p text:style-name="P2">),</text:p>
      <text:p text:style-name="P2"><text:soft-page-break/><text:span text:style-name="T1">const</text:span> <text:span text:style-name="T4">SizedBox</text:span>(<text:span text:style-name="T7">height</text:span><text:span text:style-name="T1">:</text:span> <text:span text:style-name="T9">16</text:span>),</text:p>
      <text:p text:style-name="P2"><text:span text:style-name="T4">Card</text:span>(</text:p>
      <text:p text:style-name="P2"><text:span text:style-name="T7">elevation</text:span><text:span text:style-name="T1">:</text:span> <text:span text:style-name="T9">2</text:span>,</text:p>
      <text:p text:style-name="P2"><text:span text:style-name="T7">child</text:span><text:span text:style-name="T1">:</text:span> <text:span text:style-name="T4">Padding</text:span>(</text:p>
      <text:p text:style-name="P2"><text:span text:style-name="T7">padding</text:span><text:span text:style-name="T1">:</text:span> <text:span text:style-name="T1">const</text:span> <text:span text:style-name="T4">EdgeInsets</text:span>.<text:span text:style-name="T8">all</text:span>(<text:span text:style-name="T9">16.0</text:span>),</text:p>
      <text:p text:style-name="P2"><text:span text:style-name="T7">child</text:span><text:span text:style-name="T1">:</text:span> <text:span text:style-name="T4">Row</text:span>(</text:p>
      <text:p text:style-name="P2"><text:span text:style-name="T7">mainAxisAlignment</text:span><text:span text:style-name="T1">:</text:span> <text:span text:style-name="T5">MainAxisAlignment</text:span>.spaceAround,</text:p>
      <text:p text:style-name="P2"><text:span text:style-name="T7">children</text:span><text:span text:style-name="T1">:</text:span> [</text:p>
      <text:p text:style-name="P2"><text:span text:style-name="T8">_buildSummaryItem</text:span>(</text:p>
      <text:p text:style-name="P2"><text:span text:style-name="T3">'Total Recaudado'</text:span>,</text:p>
      <text:p text:style-name="P2">currencyFormatter.<text:span text:style-name="T8">format</text:span>(_totalAmountPaid),</text:p>
      <text:p text:style-name="P2"><text:span text:style-name="T4">Icons</text:span>.attach_money,</text:p>
      <text:p text:style-name="P2">),</text:p>
      <text:p text:style-name="P2"><text:span text:style-name="T8">_buildSummaryItem</text:span>(</text:p>
      <text:p text:style-name="P2"><text:span text:style-name="T3">'Pagos'</text:span>,</text:p>
      <text:p text:style-name="P2">_dailyPayments.length.<text:span text:style-name="T8">toString</text:span>(),</text:p>
      <text:p text:style-name="P2"><text:span text:style-name="T4">Icons</text:span>.list_alt,</text:p>
      <text:p text:style-name="P2">),</text:p>
      <text:p text:style-name="P2">],</text:p>
      <text:p text:style-name="P2">),</text:p>
      <text:p text:style-name="P2">),</text:p>
      <text:p text:style-name="P2">),</text:p>
      <text:p text:style-name="P2">],</text:p>
      <text:p text:style-name="P2">),</text:p>
      <text:p text:style-name="P2">),</text:p>
      <text:p text:style-name="P2"><text:span text:style-name="T4">Expanded</text:span>(</text:p>
      <text:p text:style-name="P2"><text:span text:style-name="T7">child</text:span><text:span text:style-name="T1">:</text:span> _isLoading</text:p>
      <text:p text:style-name="P2"><text:span text:style-name="T1">?</text:span> <text:span text:style-name="T1">const</text:span> <text:span text:style-name="T4">Center</text:span>(<text:span text:style-name="T7">child</text:span><text:span text:style-name="T1">:</text:span> <text:span text:style-name="T4">CircularProgressIndicator</text:span>())</text:p>
      <text:p text:style-name="P2"><text:span text:style-name="T1">:</text:span> _dailyPayments.isEmpty</text:p>
      <text:p text:style-name="P2"><text:span text:style-name="T1">?</text:span> <text:span text:style-name="T1">const</text:span> <text:span text:style-name="T4">Center</text:span>(<text:span text:style-name="T7">child</text:span><text:span text:style-name="T1">:</text:span> <text:span text:style-name="T4">Text</text:span>(<text:span text:style-name="T3">'No hay pagos registrados para esta fecha.'</text:span>))</text:p>
      <text:p text:style-name="P2"><text:span text:style-name="T1">:</text:span> <text:span text:style-name="T4">ListView</text:span>.<text:span text:style-name="T8">builder</text:span>(</text:p>
      <text:p text:style-name="P2"><text:span text:style-name="T7">itemCount</text:span><text:span text:style-name="T1">:</text:span> _dailyPayments.length,</text:p>
      <text:p text:style-name="P2"><text:span text:style-name="T7">itemBuilder</text:span><text:span text:style-name="T1">:</text:span> (<text:span text:style-name="T7">context</text:span>, <text:span text:style-name="T7">index</text:span>) {</text:p>
      <text:p text:style-name="P2"><text:span text:style-name="T1">final</text:span> payment <text:span text:style-name="T1">=</text:span> _dailyPayments[<text:span text:style-name="T7">index</text:span>];</text:p>
      <text:p text:style-name="P2"><text:span text:style-name="T1">final</text:span> loan <text:span text:style-name="T1">=</text:span> _loansMap[payment.loanId];</text:p>
      <text:p text:style-name="P2"><text:span text:style-name="T1">final</text:span> client <text:span text:style-name="T1">=</text:span> _clientsMap[loan<text:span text:style-name="T1">?</text:span>.clientId];</text:p>
      <text:p text:style-name="P2"><text:span text:style-name="T1">final</text:span> isFullPayment <text:span text:style-name="T1">=</text:span> loan <text:span text:style-name="T1">!=</text:span> <text:span text:style-name="T1">null</text:span> <text:span text:style-name="T1">&amp;&amp;</text:span> payment.amount <text:span text:style-name="T1">==</text:span> loan.calculatedPaymentAmount;</text:p>
      <text:p text:style-name="P2"><text:span text:style-name="T1">final</text:span> leadingIcon <text:span text:style-name="T1">=</text:span> isFullPayment <text:span text:style-name="T1">?</text:span> <text:span text:style-name="T1">const</text:span> <text:span text:style-name="T4">Icon</text:span>(<text:span text:style-name="T4">Icons</text:span>.check_circle, <text:span text:style-name="T7">color</text:span><text:span text:style-name="T1">:</text:span> <text:span text:style-name="T4">Colors</text:span>.green) <text:span text:style-name="T1">:</text:span> <text:span text:style-name="T1">const</text:span> <text:span text:style-name="T4">Icon</text:span>(<text:span text:style-name="T4">Icons</text:span>.circle_outlined, <text:span text:style-name="T7">color</text:span><text:span text:style-name="T1">:</text:span> <text:span text:style-name="T4">Colors</text:span>.orange);</text:p>
      <text:p text:style-name="P4"/>
      <text:p text:style-name="P2"><text:span text:style-name="T1">return</text:span> <text:span text:style-name="T4">Dismissible</text:span>(</text:p>
      <text:p text:style-name="P2"><text:span text:style-name="T7">key</text:span><text:span text:style-name="T1">:</text:span> <text:span text:style-name="T4">Key</text:span>(payment.id),</text:p>
      <text:p text:style-name="P2"><text:span text:style-name="T7">direction</text:span><text:span text:style-name="T1">:</text:span> <text:span text:style-name="T5">DismissDirection</text:span>.endToStart,</text:p>
      <text:p text:style-name="P2"><text:span text:style-name="T7">background</text:span><text:span text:style-name="T1">:</text:span> <text:span text:style-name="T4">Container</text:span>(</text:p>
      <text:p text:style-name="P2"><text:span text:style-name="T7">color</text:span><text:span text:style-name="T1">:</text:span> <text:span text:style-name="T4">Colors</text:span>.red,</text:p>
      <text:p text:style-name="P2"><text:span text:style-name="T7">alignment</text:span><text:span text:style-name="T1">:</text:span> <text:span text:style-name="T4">Alignment</text:span>.centerRight,</text:p>
      <text:p text:style-name="P2"><text:span text:style-name="T7">padding</text:span><text:span text:style-name="T1">:</text:span> <text:span text:style-name="T1">const</text:span> <text:span text:style-name="T4">EdgeInsets</text:span>.<text:span text:style-name="T8">only</text:span>(<text:span text:style-name="T7">right</text:span><text:span text:style-name="T1">:</text:span> <text:span text:style-name="T9">20</text:span>),</text:p>
      <text:p text:style-name="P2"><text:span text:style-name="T7">child</text:span><text:span text:style-name="T1">:</text:span> <text:span text:style-name="T1">const</text:span> <text:span text:style-name="T4">Icon</text:span>(<text:span text:style-name="T4">Icons</text:span>.delete, <text:span text:style-name="T7">color</text:span><text:span text:style-name="T1">:</text:span> <text:span text:style-name="T4">Colors</text:span>.white),</text:p>
      <text:p text:style-name="P2">),</text:p>
      <text:p text:style-name="P2"><text:span text:style-name="T7">confirmDismiss</text:span><text:span text:style-name="T1">:</text:span> (<text:span text:style-name="T7">direction</text:span>) <text:span text:style-name="T1">async</text:span> {</text:p>
      <text:p text:style-name="P2"><text:soft-page-break/><text:span text:style-name="T1">return</text:span> <text:span text:style-name="T1">await</text:span> <text:span text:style-name="T8">_confirmAndDeletePayment</text:span>(payment.id);</text:p>
      <text:p text:style-name="P2">},</text:p>
      <text:p text:style-name="P2"><text:span text:style-name="T7">child</text:span><text:span text:style-name="T1">:</text:span> <text:span text:style-name="T4">Card</text:span>(</text:p>
      <text:p text:style-name="P2"><text:span text:style-name="T7">margin</text:span><text:span text:style-name="T1">:</text:span> <text:span text:style-name="T1">const</text:span> <text:span text:style-name="T4">EdgeInsets</text:span>.<text:span text:style-name="T8">symmetric</text:span>(<text:span text:style-name="T7">horizontal</text:span><text:span text:style-name="T1">:</text:span> <text:span text:style-name="T9">16</text:span>, <text:span text:style-name="T7">vertical</text:span><text:span text:style-name="T1">:</text:span> <text:span text:style-name="T9">4</text:span>),</text:p>
      <text:p text:style-name="P2"><text:span text:style-name="T7">child</text:span><text:span text:style-name="T1">:</text:span> <text:span text:style-name="T4">ListTile</text:span>(</text:p>
      <text:p text:style-name="P2"><text:span text:style-name="T7">leading</text:span><text:span text:style-name="T1">:</text:span> leadingIcon,</text:p>
      <text:p text:style-name="P2"><text:span text:style-name="T7">title</text:span><text:span text:style-name="T1">:</text:span> <text:span text:style-name="T4">Text</text:span>(</text:p>
      <text:p text:style-name="P2"><text:span text:style-name="T3">'Monto: ${</text:span><text:span text:style-name="T6">currencyFormatter</text:span><text:span text:style-name="T3">.</text:span><text:span text:style-name="T8">format</text:span><text:span text:style-name="T3">(</text:span><text:span text:style-name="T6">payment</text:span><text:span text:style-name="T3">.</text:span><text:span text:style-name="T6">amount</text:span><text:span text:style-name="T3">)}'</text:span>,</text:p>
      <text:p text:style-name="P2"><text:span text:style-name="T7">style</text:span><text:span text:style-name="T1">:</text:span> <text:span text:style-name="T1">const</text:span> <text:span text:style-name="T4">TextStyle</text:span>(<text:span text:style-name="T7">fontWeight</text:span><text:span text:style-name="T1">:</text:span> <text:span text:style-name="T4">FontWeight</text:span>.bold),</text:p>
      <text:p text:style-name="P2">),</text:p>
      <text:p text:style-name="P2"><text:span text:style-name="T7">subtitle</text:span><text:span text:style-name="T1">:</text:span> <text:span text:style-name="T4">Text</text:span>(</text:p>
      <text:p text:style-name="P2"><text:span text:style-name="T3">'Cliente: ${</text:span><text:span text:style-name="T6">client</text:span><text:span text:style-name="T3">?.</text:span><text:span text:style-name="T6">name</text:span><text:span text:style-name="T3"> ?? 'Desconocido'} - Préstamo: #${</text:span><text:span text:style-name="T6">loan</text:span><text:span text:style-name="T3">?.</text:span><text:span text:style-name="T6">loanNumber</text:span><text:span text:style-name="T3"> ?? 'Desconocido'}'</text:span>,</text:p>
      <text:p text:style-name="P2">),</text:p>
      <text:p text:style-name="P2"><text:span text:style-name="T7">trailing</text:span><text:span text:style-name="T1">:</text:span> <text:span text:style-name="T4">Text</text:span>(</text:p>
      <text:p text:style-name="P2"><text:span text:style-name="T4">DateFormat</text:span>(<text:span text:style-name="T3">'hh:mm a'</text:span>).<text:span text:style-name="T8">format</text:span>(payment.date),</text:p>
      <text:p text:style-name="P2">),</text:p>
      <text:p text:style-name="P2">),</text:p>
      <text:p text:style-name="P2">),</text:p>
      <text:p text:style-name="P2">);</text:p>
      <text:p text:style-name="P2">},</text:p>
      <text:p text:style-name="P2">),</text:p>
      <text:p text:style-name="P2">),</text:p>
      <text:p text:style-name="P2">],</text:p>
      <text:p text:style-name="P2">),</text:p>
      <text:p text:style-name="P2">);</text:p>
      <text:p text:style-name="P2">}</text:p>
      <text:p text:style-name="P4"/>
      <text:p text:style-name="P2"><text:span text:style-name="T4">Widget</text:span> <text:span text:style-name="T8">_buildSummaryItem</text:span>(<text:span text:style-name="T4">String</text:span> <text:span text:style-name="T7">title</text:span>, <text:span text:style-name="T4">String</text:span> <text:span text:style-name="T7">value</text:span>, <text:span text:style-name="T4">IconData</text:span> <text:span text:style-name="T7">icon</text:span>) {</text:p>
      <text:p text:style-name="P2"><text:span text:style-name="T1">return</text:span> <text:span text:style-name="T4">Column</text:span>(</text:p>
      <text:p text:style-name="P2"><text:span text:style-name="T7">children</text:span><text:span text:style-name="T1">:</text:span> [</text:p>
      <text:p text:style-name="P2"><text:span text:style-name="T4">Icon</text:span>(<text:span text:style-name="T7">icon</text:span>, <text:span text:style-name="T7">size</text:span><text:span text:style-name="T1">:</text:span> <text:span text:style-name="T9">28</text:span>, <text:span text:style-name="T7">color</text:span><text:span text:style-name="T1">:</text:span> <text:span text:style-name="T4">Theme</text:span>.<text:span text:style-name="T8">of</text:span>(context).primaryColor),</text:p>
      <text:p text:style-name="P2"><text:span text:style-name="T1">const</text:span> <text:span text:style-name="T4">SizedBox</text:span>(<text:span text:style-name="T7">height</text:span><text:span text:style-name="T1">:</text:span> <text:span text:style-name="T9">4</text:span>),</text:p>
      <text:p text:style-name="P2"><text:span text:style-name="T4">Text</text:span>(<text:span text:style-name="T7">title</text:span>, <text:span text:style-name="T7">style</text:span><text:span text:style-name="T1">:</text:span> <text:span text:style-name="T4">Theme</text:span>.<text:span text:style-name="T8">of</text:span>(context).textTheme.bodyLarge),</text:p>
      <text:p text:style-name="P2"><text:span text:style-name="T1">const</text:span> <text:span text:style-name="T4">SizedBox</text:span>(<text:span text:style-name="T7">height</text:span><text:span text:style-name="T1">:</text:span> <text:span text:style-name="T9">4</text:span>),</text:p>
      <text:p text:style-name="P2"><text:span text:style-name="T4">Text</text:span>(</text:p>
      <text:p text:style-name="P2"><text:span text:style-name="T7">value</text:span>,</text:p>
      <text:p text:style-name="P2"><text:span text:style-name="T7">style</text:span><text:span text:style-name="T1">:</text:span> <text:span text:style-name="T4">Theme</text:span>.<text:span text:style-name="T8">of</text:span>(context).textTheme.headlineSmall<text:span text:style-name="T1">?</text:span>.<text:span text:style-name="T8">copyWith</text:span>(<text:span text:style-name="T7">fontWeight</text:span><text:span text:style-name="T1">:</text:span> <text:span text:style-name="T4">FontWeight</text:span>.bold),</text:p>
      <text:p text:style-name="P2">),</text:p>
      <text:p text:style-name="P2">],</text:p>
      <text:p text:style-name="P2">);</text:p>
      <text:p text:style-name="P2">}</text:p>
      <text:p text:style-name="P2">}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8:03:20.682441106</meta:creation-date>
    <dc:date>2025-09-09T18:04:20.691795223</dc:date>
    <meta:editing-duration>PT1M</meta:editing-duration>
    <meta:editing-cycles>1</meta:editing-cycles>
    <meta:document-statistic meta:table-count="0" meta:image-count="0" meta:object-count="0" meta:page-count="5" meta:paragraph-count="220" meta:word-count="581" meta:character-count="5765" meta:non-whitespace-character-count="5402"/>
    <meta:generator>LibreOffice/24.2.7.2$Linux_X86_64 LibreOffice_project/420$Build-2</meta:generator>
  </office:meta>
</office:document-meta>
</file>